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Accent_20_1" style:data-style-name="N100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Glaci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o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sorti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1:32:42.757127112</meta:creation-date>
    <dc:date>2023-08-07T16:18:33.116597184</dc:date>
    <meta:editing-duration>PT4H58M37S</meta:editing-duration>
    <meta:editing-cycles>5</meta:editing-cycles>
    <meta:generator>LibreOffice/7.3.7.2$Linux_X86_64 LibreOffice_project/30$Build-2</meta:generator>
    <meta:document-statistic meta:table-count="1" meta:cell-count="68" meta:object-count="0"/>
  </office:meta>
</office:document-meta>
</file>